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id="id8" draw:layer="layout" svg:width="5.5cm" svg:height="4.5cm" svg:x="3.09cm" svg:y="1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5cm" svg:height="2.5cm" svg:x="10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1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5cm" svg:height="2.5cm" svg:x="10cm" svg:y="1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6cm" svg:height="8.5cm" svg:x="10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5.5cm" svg:height="1.5cm" svg:x="3.1cm" svg:y="2.5cm">
          <text:p text:style-name="P2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6" draw:layer="layout" svg:width="4cm" svg:height="1.5cm" svg:x="10.5cm" svg:y="5.5cm">
          <text:p text:style-name="P2">load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5.5cm" svg:height="1.5cm" svg:x="3.1cm" svg:y="5.5cm">
          <text:p text:style-name="P2">load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4" draw:layer="layout" svg:width="4cm" svg:height="1.5cm" svg:x="10.5cm" svg:y="2.5cm">
          <text:p text:style-name="P2">loadLibra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5.5cm" svg:height="1.544cm" svg:x="3.09cm" svg:y="9.6cm">
          <text:p text:style-name="P2">configure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9" draw:layer="layout" svg:width="4.861cm" svg:height="1.544cm" svg:x="10.539cm" svg:y="11.6cm">
          <text:p text:style-name="P2">create Activit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id="id10" draw:layer="layout" svg:width="4.861cm" svg:height="1.544cm" svg:x="10.539cm" svg:y="13.6cm">
          <text:p text:style-name="P2">load Program</text:p>
          <text:p text:style-name="P2">load StateMach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" draw:layer="layout" svg:width="4.861cm" svg:height="1.544cm" svg:x="10.539cm" svg:y="15.556cm">
          <text:p text:style-name="P2">AutoConf:</text:p>
          <text:p text:style-name="P2">configure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0.5cm" svg:x1="15.4cm" svg:y1="16.327cm" svg:x2="15.4cm" svg:y2="10.371cm" draw:start-shape="id1" draw:start-glue-point="7" draw:end-shape="id2" draw:end-glue-point="7">
          <text:p/>
        </draw:connector>
        <draw:connector draw:style-name="gr3" draw:text-style-name="P3" draw:layer="layout" draw:type="line" svg:x1="8.598cm" svg:y1="3.249cm" svg:x2="10.5cm" svg:y2="3.249cm" draw:start-shape="id3" draw:start-glue-point="7" draw:end-shape="id4" draw:end-glue-point="5">
          <text:p/>
        </draw:connector>
        <draw:connector draw:style-name="gr3" draw:text-style-name="P3" draw:layer="layout" draw:type="line" svg:x1="8.598cm" svg:y1="6.249cm" svg:x2="10.5cm" svg:y2="6.249cm" draw:start-shape="id5" draw:start-glue-point="7" draw:end-shape="id6" draw:end-glue-point="5">
          <text:p/>
        </draw:connector>
        <draw:connector draw:style-name="gr3" draw:text-style-name="P3" draw:layer="layout" draw:type="line" svg:x1="5.84cm" svg:y1="11.144cm" svg:x2="5.84cm" svg:y2="12.6cm" draw:start-shape="id7" draw:end-shape="id8" draw:end-glue-point="0">
          <text:p/>
        </draw:connector>
        <draw:connector draw:style-name="gr3" draw:text-style-name="P3" draw:layer="layout" draw:type="line" svg:x1="12.969cm" svg:y1="13.144cm" svg:x2="12.969cm" svg:y2="13.6cm" draw:start-shape="id9" draw:end-shape="id10">
          <text:p/>
        </draw:connector>
        <draw:custom-shape draw:style-name="gr2" draw:text-style-name="P2" draw:id="id2" draw:layer="layout" svg:width="4.861cm" svg:height="1.544cm" svg:x="10.539cm" svg:y="9.6cm">
          <text:p text:style-name="P2">update Propert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2.969cm" svg:y1="11.142cm" svg:x2="12.969cm" svg:y2="11.6cm" draw:start-shape="id2" draw:start-glue-point="6" draw:end-shape="id9" draw:end-glue-point="4">
          <text:p/>
        </draw:connector>
        <draw:custom-shape draw:style-name="gr2" draw:text-style-name="P2" draw:id="id16" draw:layer="layout" svg:width="3.909cm" svg:height="1.544cm" svg:x="10.591cm" svg:y="19.056cm">
          <text:p text:style-name="P2">AutoStar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.59cm" svg:height="0.823cm" svg:x="1.1cm" svg:y="14.277cm">
          <draw:text-box>
            <text:p text:style-name="P4"><text:span text:style-name="T1">next</text:span></text:p>
          </draw:text-box>
        </draw:frame>
        <draw:frame draw:style-name="gr4" draw:text-style-name="P5" draw:layer="layout" svg:width="1.59cm" svg:height="0.823cm" svg:x="16.6cm" svg:y="12.777cm">
          <draw:text-box>
            <text:p text:style-name="P4"><text:span text:style-name="T1">next</text:span></text:p>
          </draw:text-box>
        </draw:frame>
        <draw:custom-shape draw:style-name="gr2" draw:text-style-name="P2" draw:id="id12" draw:layer="layout" svg:width="4.861cm" svg:height="1.444cm" svg:x="3.39cm" svg:y="15.156cm">
          <text:p text:style-name="P2">connect Po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1" draw:layer="layout" svg:width="4.861cm" svg:height="1.544cm" svg:x="3.39cm" svg:y="13cm">
          <text:p text:style-name="P2">connect Pe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82cm" svg:y1="14.542cm" svg:x2="5.82cm" svg:y2="15.156cm" draw:start-shape="id11" draw:start-glue-point="6" draw:end-shape="id12" draw:end-glue-point="4">
          <text:p/>
        </draw:connector>
        <draw:connector draw:style-name="gr5" draw:text-style-name="P1" draw:layer="layout" draw:line-skew="-0.299cm" svg:x1="3.39cm" svg:y1="15.877cm" svg:x2="3.39cm" svg:y2="13.771cm" draw:start-shape="id12" draw:start-glue-point="5" draw:end-shape="id11" draw:end-glue-point="5">
          <text:p/>
        </draw:connector>
        <draw:connector draw:style-name="gr5" draw:text-style-name="P1" draw:layer="layout" draw:line-skew="0cm 0.25cm" svg:x1="5.84cm" svg:y1="17.1cm" svg:x2="13cm" svg:y2="9.1cm" draw:start-shape="id8" draw:start-glue-point="2" draw:end-shape="id13" draw:end-glue-point="0">
          <text:p/>
        </draw:connector>
        <draw:connector draw:style-name="gr5" draw:text-style-name="P1" draw:layer="layout" draw:line-skew="0.499cm 0.5cm" svg:x1="12.499cm" svg:y1="7cm" svg:x2="14.498cm" svg:y2="6.249cm" draw:start-shape="id6" draw:start-glue-point="6" draw:end-shape="id6" draw:end-glue-point="7">
          <text:p/>
        </draw:connector>
        <draw:frame draw:style-name="gr4" draw:text-style-name="P5" draw:layer="layout" svg:width="1.59cm" svg:height="0.823cm" svg:x="15.5cm" svg:y="6.5cm">
          <draw:text-box>
            <text:p text:style-name="P4"><text:span text:style-name="T1">next</text:span></text:p>
          </draw:text-box>
        </draw:frame>
        <draw:connector draw:style-name="gr5" draw:text-style-name="P1" draw:layer="layout" draw:type="line" svg:x1="12.969cm" svg:y1="15.142cm" svg:x2="12.969cm" svg:y2="15.556cm" draw:start-shape="id10" draw:start-glue-point="6" draw:end-shape="id1" draw:end-glue-point="4">
          <text:p/>
        </draw:connector>
        <draw:custom-shape draw:style-name="gr2" draw:text-style-name="P2" draw:id="id14" draw:layer="layout" svg:width="5.5cm" svg:height="1.544cm" svg:x="3cm" svg:y="19cm">
          <text:p text:style-name="P2">start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.5cm" svg:y1="19.772cm" svg:x2="10cm" svg:y2="19.75cm" draw:start-shape="id14" draw:end-shape="id15" draw:end-glue-point="3">
          <text:p/>
        </draw:connector>
        <draw:connector draw:style-name="gr5" draw:text-style-name="P1" draw:layer="layout" draw:line-skew="0.4cm 0.5cm" svg:x1="12.545cm" svg:y1="20.598cm" svg:x2="14.5cm" svg:y2="19.827cm" draw:start-shape="id16" draw:start-glue-point="6" draw:end-shape="id16" draw:end-glue-point="7">
          <text:p/>
        </draw:connector>
        <draw:frame draw:style-name="gr6" draw:text-style-name="P4" draw:layer="layout" svg:width="1.59cm" svg:height="0.823cm" svg:x="15.5cm" svg:y="20.177cm">
          <draw:text-box>
            <text:p text:style-name="P4"><text:span text:style-name="T1">n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eter Soetens</meta:initial-creator>
    <meta:creation-date>2007-04-24T11:42:13</meta:creation-date>
    <dc:creator>Peter Soetens</dc:creator>
    <dc:date>2007-04-24T13:10:47</dc:date>
    <dc:language>nl-NL</dc:language>
    <meta:editing-cycles>7</meta:editing-cycles>
    <meta:editing-duration>PT1H28M3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